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bold" officeooo:rsid="000f2f9d" officeooo:paragraph-rsid="000f2f9d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officeooo:rsid="00119d92" officeooo:paragraph-rsid="00119d92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normal" officeooo:rsid="000f2f9d" officeooo:paragraph-rsid="000f2f9d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officeooo:rsid="00119d92" officeooo:paragraph-rsid="00119d9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officeooo:rsid="0012d317" officeooo:paragraph-rsid="0012d317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weight="normal" officeooo:rsid="00151cac" officeooo:paragraph-rsid="00151cac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2f9d" officeooo:paragraph-rsid="000f2f9d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19d92" officeooo:paragraph-rsid="00119d92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a2d0" officeooo:paragraph-rsid="000fa2d0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fo:font-weight="normal" officeooo:rsid="000f2f9d" officeooo:paragraph-rsid="000f2f9d" style:font-size-asian="9.60000038146973pt" style:font-weight-asian="normal" style:font-size-complex="11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0fa2d0" officeooo:paragraph-rsid="000fa2d0" style:font-size-asian="9.60000038146973pt" style:font-weight-asian="normal" style:font-size-complex="11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119d92" officeooo:paragraph-rsid="00119d92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73e80" officeooo:paragraph-rsid="00173e80" style:font-size-asian="9.60000038146973pt" style:font-weight-asian="normal" style:font-size-complex="11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73e80" officeooo:paragraph-rsid="00173e80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8deb0" officeooo:paragraph-rsid="0018deb0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5">
      <style:paragraph-properties fo:text-align="start" style:justify-single-word="false" fo:break-before="page"/>
      <style:text-properties style:font-name="arial" fo:font-size="11pt" style:text-underline-style="none" fo:font-weight="normal" officeooo:rsid="001abee9" officeooo:paragraph-rsid="001abee9" style:font-size-asian="9.60000038146973pt" style:font-weight-asian="normal" style:font-size-complex="11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abee9" officeooo:paragraph-rsid="001abee9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abee9" officeooo:paragraph-rsid="001abee9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9a26" officeooo:paragraph-rsid="001c9a26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9a26" officeooo:paragraph-rsid="001ff02b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e2bef" officeooo:paragraph-rsid="001e2bef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06eb8" officeooo:paragraph-rsid="00206eb8" style:font-size-asian="9.60000038146973pt" style:font-weight-asian="normal" style:font-size-complex="11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arial" fo:font-size="11pt" style:text-underline-style="none" fo:font-weight="normal" officeooo:rsid="00206eb8" officeooo:paragraph-rsid="00206eb8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style:font-name="arial" fo:font-size="11pt" style:text-underline-style="none" fo:font-weight="normal" officeooo:rsid="00206eb8" officeooo:paragraph-rsid="00206eb8" style:font-size-asian="9.60000038146973pt" style:font-weight-asian="normal" style:font-size-complex="11pt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style:font-name="arial" fo:font-size="11pt" style:text-underline-style="none" fo:font-weight="normal" officeooo:rsid="00222a39" officeooo:paragraph-rsid="00222a39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22a39" officeooo:paragraph-rsid="00222a39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222a39" officeooo:paragraph-rsid="00222a39" style:font-size-asian="9.60000038146973pt" style:font-weight-asian="bold" style:font-size-complex="11pt" style:font-weight-complex="bold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arial" fo:font-size="11pt" fo:font-weight="normal" officeooo:rsid="00151cac" officeooo:paragraph-rsid="00151cac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fo:font-weight="normal" officeooo:rsid="00151cac" officeooo:paragraph-rsid="0018deb0" style:font-size-asian="9.60000038146973pt" style:font-weight-asian="normal" style:font-size-complex="11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arial" fo:font-size="11pt" fo:font-weight="normal" officeooo:rsid="00173e80" officeooo:paragraph-rsid="00173e80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1pt" fo:font-weight="normal" officeooo:rsid="00173e80" officeooo:paragraph-rsid="00173e80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73e80" officeooo:paragraph-rsid="00173e80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73e80" officeooo:paragraph-rsid="001ff02b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abee9" officeooo:paragraph-rsid="001abee9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c9a26" officeooo:paragraph-rsid="001ff02b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c9d0e" officeooo:paragraph-rsid="001ff02b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e2bef" officeooo:paragraph-rsid="001e2bef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e2bef" officeooo:paragraph-rsid="001ff02b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0f2f9d" officeooo:paragraph-rsid="001ff02b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06eb8" officeooo:paragraph-rsid="00206eb8" style:font-size-asian="9.60000038146973pt" style:font-weight-asian="normal" style:font-size-complex="11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85ee"/>
    </style:style>
    <style:style style:name="T3" style:family="text">
      <style:text-properties style:text-underline-style="none" officeooo:rsid="000fa2d0"/>
    </style:style>
    <style:style style:name="T4" style:family="text">
      <style:text-properties style:text-underline-style="none" officeooo:rsid="0012bb33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officeooo:rsid="001c9a26" style:font-weight-asian="bold" style:font-weight-complex="bold"/>
    </style:style>
    <style:style style:name="T7" style:family="text">
      <style:text-properties style:text-underline-style="none" officeooo:rsid="0018deb0"/>
    </style:style>
    <style:style style:name="T8" style:family="text">
      <style:text-properties officeooo:rsid="0014ca59"/>
    </style:style>
    <style:style style:name="T9" style:family="text">
      <style:text-properties officeooo:rsid="00151cac"/>
    </style:style>
    <style:style style:name="T10" style:family="text">
      <style:text-properties officeooo:rsid="0018deb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ff02b"/>
    </style:style>
    <style:style style:name="T13" style:family="text">
      <style:text-properties officeooo:rsid="00222a3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sistema operativo</text:p>
      <text:p text:style-name="P1"/>
      <text:p text:style-name="P2">1.- El software de un sistema informático</text:p>
      <text:p text:style-name="P2"/>
      <text:p text:style-name="P4">El software de un sistema informático se agrupa en <text:s/>dos grandes categorías.</text:p>
      <text:p text:style-name="P4"/>
      <text:p text:style-name="P40">Software de aplicación<text:span text:style-name="T1">: </text:span></text:p>
      <text:p text:style-name="P40"><text:span text:style-name="T1">Se incluyen programas que controlan el funcionamiento del ordenador.</text:span></text:p>
      <text:list xml:id="list4109588663" text:style-name="L1">
        <text:list-item>
          <text:p text:style-name="P11">Software estándar: Aplicaciones de uso general para el mercado, utilizadas por muchos usuarios y en diferentes sistemas. Procesadores de textos, comunicaciones, gráficos…</text:p>
        </text:list-item>
        <text:list-item>
          <text:p text:style-name="P11">Software a medida: Aplicaciones a especificas para actividades especializadas. Para el uso de unos pocos usuarios y un sistema especifico. Programas gestión empresa, trafico…</text:p>
        </text:list-item>
      </text:list>
      <text:p text:style-name="P8"/>
      <text:p text:style-name="P40">Software de sistema<text:span text:style-name="T1">: </text:span></text:p>
      <text:p text:style-name="P40"><text:span text:style-name="T2">Conjunto de programas orientados a controlar el funcionamiento del </text:span><text:span text:style-name="T3">propio </text:span><text:span text:style-name="T2">ordenador. </text:span><text:span text:style-name="T3">El más importante es el </text:span><text:span text:style-name="T4">S</text:span><text:span text:style-name="T3">istema </text:span><text:span text:style-name="T4">O</text:span><text:span text:style-name="T3">perativo </text:span><text:span text:style-name="T4">(SO)</text:span><text:span text:style-name="T3"> que se encarga de gestionar todos los recursos del ordenador, posibilita la ejecución de programas y la fácil utilización del sistema.</text:span></text:p>
      <text:p text:style-name="P10">En esta categoría se incluyen:</text:p>
      <text:list xml:id="list3707768316" text:style-name="L2">
        <text:list-item>
          <text:p text:style-name="P12">Controladores de dispositivo o drivers: Intermediarios entre el SO y los periféricos. El SO puede incorporar algunos drivers genéricos y estos deberán ser proporcionados por el fabricante del dispositivo.</text:p>
        </text:list-item>
        <text:list-item>
          <text:p text:style-name="P13">Utilidades: Ayudan a una mejor administración del ordenador, antivirus, gestión particiones</text:p>
        </text:list-item>
        <text:list-item>
          <text:p text:style-name="P13">Software de programación: Conjunto de programas y utilidades que facilitan la construcción de aplicaciones. Ensambladores, compiladores, intérpretes, utilidades de depuració<text:span text:style-name="T9">n...</text:span></text:p>
        </text:list-item>
      </text:list>
      <text:p text:style-name="P9"/>
      <text:p text:style-name="P3">2.- Definición de sistema operativo</text:p>
      <text:p text:style-name="P5"/>
      <text:p text:style-name="P6">Un sistema operativo es un conjunto de programas que permite gestionar los recursos del ordenador <text:span text:style-name="T8">y facilita al usuario la utilización del mismo.</text:span></text:p>
      <text:p text:style-name="P7">E<text:span text:style-name="T12">l</text:span> software es el intermediario entre el usuario y el hardware. Ni el usuario ni las aplicaciones interactúan directamente con el hardware, siempre lo hacen a través del SO.</text:p>
      <text:p text:style-name="P7"/>
      <text:p text:style-name="P7">En un SO podemos diferenciar dos partes:</text:p>
      <text:list xml:id="list2415749731" text:style-name="L3">
        <text:list-item>
          <text:p text:style-name="P29">La interfaz: Permite a los usuarios y a las aplicaciones interactuar con el ordenador.</text:p>
          <text:list>
            <text:list-item>
              <text:p text:style-name="P29">De tipo gráfico: Interacción mediante teclado y ratón</text:p>
            </text:list-item>
            <text:list-item>
              <text:p text:style-name="P29">De tipo texto: Interacción solo con teclado</text:p>
            </text:list-item>
          </text:list>
        </text:list-item>
        <text:list-item>
          <text:p text:style-name="P31">E<text:span text:style-name="T10">l</text:span> núcleo: Responsable <text:s/>de interactuar con el hardware para controlarlo. Para ello emplea un software específico para cada dispositivo llamado driver.</text:p>
        </text:list-item>
      </text:list>
      <text:p text:style-name="P32"/>
      <text:p text:style-name="P33">Objetivos de un sistema operativo</text:p>
      <text:list xml:id="list1485524629" text:style-name="L4">
        <text:list-item>
          <text:p text:style-name="P15">Manejar el hardware de manera efectiva y eficiente controlando y coordinando el hardware usado por las distintas aplicaciones.</text:p>
        </text:list-item>
        <text:list-item>
          <text:p text:style-name="P15">Facilitar el uso del ordenador al usuario.</text:p>
        </text:list-item>
      </text:list>
      <text:p text:style-name="P14"/>
      <text:p text:style-name="P34">Interfaz de usuario<text:span text:style-name="T1">: </text:span></text:p>
      <text:p text:style-name="P34"><text:span text:style-name="T7">Permite interactuar con le ordenador. Es la parte más externa del sistema operativo, recibe las ordenes del usuario y las envía al núcleo para ser ejecutadas. Dos tipos:</text:span></text:p>
      <text:list xml:id="list3166498939" text:style-name="L5">
        <text:list-item>
          <text:p text:style-name="P16">De linea de comandos: </text:p>
          <text:list>
            <text:list-item>
              <text:p text:style-name="P16">El usuario administra el sistema tecleando ordenes.</text:p>
            </text:list-item>
            <text:list-item>
              <text:p text:style-name="P16">El usuario debe conocer las ordenes para realizar cualquier tarea.</text:p>
            </text:list-item>
            <text:list-item>
              <text:p text:style-name="P16">Originaria de los primeros sistemas operativos.</text:p>
            </text:list-item>
          </text:list>
        </text:list-item>
        <text:list-item>
          <text:p text:style-name="P17">Interfaz gráfica de usuario (GUI):</text:p>
          <text:list>
            <text:list-item>
              <text:p text:style-name="P18">Sin necesidad de conocer ordenes.</text:p>
            </text:list-item>
            <text:list-item>
              <text:p text:style-name="P18">Fácil de usar e intuitiva.</text:p>
            </text:list-item>
            <text:list-item>
              <text:p text:style-name="P18">Características principales:</text:p>
              <text:list>
                <text:list-item>
                  <text:p text:style-name="P18">Trabajo en un entorno de ventanas</text:p>
                </text:list-item>
                <text:list-item>
                  <text:p text:style-name="P18">Posee menús desplegables</text:p>
                </text:list-item>
                <text:list-item>
                  <text:p text:style-name="P18">Cuadros de diálogo</text:p>
                </text:list-item>
                <text:list-item>
                  <text:p text:style-name="P18">Iconos</text:p>
                </text:list-item>
                <text:list-item>
                  <text:p text:style-name="P18">Escritorio digital</text:p>
                </text:list-item>
              </text:list>
            </text:list-item>
          </text:list>
        </text:list-item>
      </text:list>
      <text:p text:style-name="P19"/>
      <text:p text:style-name="P35"><text:span text:style-name="T6">3.- </text:span><text:span text:style-name="T5">Funciones del SO</text:span></text:p>
      <text:p text:style-name="P35"><text:span text:style-name="T5"/></text:p>
      <text:p text:style-name="P21"><text:span text:style-name="T11">Administración del procesador</text:span>: </text:p>
      <text:p text:style-name="P21">El SO se encarga de compartir la CPU entre los distintos procesos para dar un buen tiempo de respuesta y un alto rendimiento empleando algoritmos de planificación.</text:p>
      <text:p text:style-name="P30"/>
      <text:p text:style-name="P36">Administración de la memoria<text:span text:style-name="T1">: </text:span></text:p>
      <text:p text:style-name="P36"><text:span text:style-name="T1">Mediante el administrador de memoria, el SO dispone de métodos de almacenamiento de datos y programas así como la gestión del espacio.</text:span></text:p>
      <text:p text:style-name="P20"/>
      <text:p text:style-name="P37">Gestión de dispositivos E/S<text:span text:style-name="T1">: </text:span></text:p>
      <text:p text:style-name="P37"><text:span text:style-name="T1">El SO se encarga de llevar el control del estado de todos los dispositivos de entrada y salida del sistema empleando drivers, comunicando el SO y el dispositivo</text:span></text:p>
      <text:p text:style-name="P30"/>
      <text:p text:style-name="P39">Administración de archivos<text:span text:style-name="T1">: </text:span></text:p>
      <text:p text:style-name="P39"><text:span text:style-name="T1">El sistema de administración de archivos es el encargado de diseñar en que forma se guarda toda la información asociada a un archivo.</text:span></text:p>
      <text:p text:style-name="P38"><text:span text:style-name="T1">Ha de ser fácilmente accesible por el usuario, para ello se organiza en una estructura lógica de directorios y carpetas. Dentro de las carpetas se alojan los archivos.</text:span></text:p>
      <text:p text:style-name="P22"/>
      <text:p text:style-name="P41">Detección y tratamiento de errores<text:span text:style-name="T1">:</text:span></text:p>
      <text:p text:style-name="P23">Al supervisar todas las operaciones realizadas por los programas puede detectar si se producen errores. Al diagnosticar un error puede detectar la causa y si es posible subsanarlo, y si no, cancelar el programa en informar al usuario.</text:p>
      <text:p text:style-name="P23"/>
      <text:p text:style-name="P41">Seguridad y protección del sistema<text:span text:style-name="T1">:</text:span></text:p>
      <text:list xml:id="list1555277300" text:style-name="L7">
        <text:list-item>
          <text:p text:style-name="P24">Autenticación: Garantiza la identidad de los usuarios</text:p>
        </text:list-item>
        <text:list-item>
          <text:p text:style-name="P24">Privilegios: Que recursos puede utilizar cada usuario</text:p>
        </text:list-item>
      </text:list>
      <text:p text:style-name="P23"/>
      <text:p text:style-name="P41">Control de redes<text:span text:style-name="T1">:</text:span></text:p>
      <text:list xml:id="list3145725015" text:style-name="L8">
        <text:list-item>
          <text:p text:style-name="P25">Realiza<text:span text:style-name="T13">r</text:span> una gestión y control de las redes</text:p>
        </text:list-item>
        <text:list-item>
          <text:p text:style-name="P26">Gestionar permisos y usuarios</text:p>
        </text:list-item>
        <text:list-item>
          <text:p text:style-name="P26">Protección contra intrusos (virus, espías…)</text:p>
        </text:list-item>
      </text:list>
      <text:p text:style-name="P27"/>
      <text:p text:style-name="P28">4.- Clasificación de los sistemas operativos.</text:p>
      <text:p text:style-name="P27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09:41:31.364869912</meta:creation-date>
    <dc:date>2024-01-19T17:57:31.993951678</dc:date>
    <meta:editing-duration>PT1H21M3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59" meta:word-count="685" meta:character-count="4394" meta:non-whitespace-character-count="3787"/>
  </office:meta>
</office:document-meta>
</file>